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erImpl.setVirtualHos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getRequestBytes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getVirtual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setCurrentUri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getRequestProcessing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setMetho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Work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setProtoco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getRequestBytes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setRequestProcessingTim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getCurren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setRemoteAdd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setStag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getCurren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setRequestBytesSent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getS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setRequestBytesReceived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erImpl.setCurrentQueryStr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